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Arial, sans-serif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8pt" fo:font-weight="bold" officeooo:rsid="0012a8b8" officeooo:paragraph-rsid="0012a8b8" style:font-size-asian="18pt" style:font-weight-asian="bold" style:font-size-complex="18pt" style:font-weight-complex="bold"/>
    </style:style>
    <style:style style:name="P2" style:family="paragraph" style:parent-style-name="Text_20_body">
      <loext:graphic-properties draw:fill-hatch-name="hatch"/>
      <style:paragraph-properties fo:margin-top="0.101cm" fo:margin-bottom="0.499cm" style:contextual-spacing="false" fo:line-height="115%" fo:break-before="page"/>
      <style:text-properties fo:font-size="14pt" officeooo:rsid="002789f0" officeooo:paragraph-rsid="002789f0" style:font-size-asian="14pt" style:font-size-complex="14pt"/>
    </style:style>
    <style:style style:name="P3" style:family="paragraph" style:parent-style-name="Text_20_body">
      <loext:graphic-properties draw:fill-hatch-name="hatch"/>
      <style:paragraph-properties fo:margin-top="0.101cm" fo:margin-bottom="0.499cm" style:contextual-spacing="false" fo:line-height="100%"/>
      <style:text-properties officeooo:paragraph-rsid="001c3ee7"/>
    </style:style>
    <style:style style:name="P4" style:family="paragraph" style:parent-style-name="Text_20_body" style:list-style-name="L1">
      <loext:graphic-properties draw:fill-hatch-name="hatch"/>
      <style:paragraph-properties fo:margin-top="0cm" fo:margin-bottom="0.25cm" style:contextual-spacing="false" fo:line-height="100%"/>
      <style:text-properties fo:font-size="14pt" officeooo:rsid="0028d6ad" officeooo:paragraph-rsid="0028d6ad" style:font-size-asian="14pt" style:font-size-complex="14pt"/>
    </style:style>
    <style:style style:name="P5" style:family="paragraph" style:parent-style-name="Text_20_body" style:list-style-name="L1">
      <loext:graphic-properties draw:fill-gradient-name="gradient" draw:fill-hatch-name="hatch"/>
      <style:paragraph-properties fo:margin-top="0cm" fo:margin-bottom="0.25cm" style:contextual-spacing="false" fo:line-height="100%"/>
      <style:text-properties fo:font-size="14pt" officeooo:rsid="003dea23" officeooo:paragraph-rsid="003dea23" style:font-size-asian="14pt" style:font-size-complex="14pt"/>
    </style:style>
    <style:style style:name="P6" style:family="paragraph" style:parent-style-name="Text_20_body" style:list-style-name="L1">
      <loext:graphic-properties draw:fill-gradient-name="gradient" draw:fill-hatch-name="hatch"/>
      <style:paragraph-properties fo:margin-top="0cm" fo:margin-bottom="1cm" style:contextual-spacing="false" fo:line-height="100%"/>
      <style:text-properties fo:font-size="14pt" officeooo:rsid="003dea23" officeooo:paragraph-rsid="003dea23" style:font-size-asian="14pt" style:font-size-complex="14pt"/>
    </style:style>
    <style:style style:name="P7" style:family="paragraph" style:parent-style-name="Text_20_body" style:list-style-name="L1">
      <loext:graphic-properties draw:fill-hatch-name="hatch"/>
      <style:paragraph-properties fo:margin-top="0cm" fo:margin-bottom="0.25cm" style:contextual-spacing="false" fo:line-height="100%"/>
      <style:text-properties fo:font-size="14pt" officeooo:rsid="00479cdd" officeooo:paragraph-rsid="00479cdd" style:font-size-asian="14pt" style:font-size-complex="14pt"/>
    </style:style>
    <style:style style:name="P8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fo:font-size="14pt" officeooo:paragraph-rsid="00479cdd" style:font-size-asian="14pt" style:font-size-complex="14pt"/>
    </style:style>
    <style:style style:name="P9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fo:font-size="14pt" officeooo:paragraph-rsid="00479cdd" style:font-size-asian="14pt" style:font-size-complex="14pt"/>
    </style:style>
    <style:style style:name="P10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fo:font-size="14pt" officeooo:paragraph-rsid="001c3ee7" style:font-size-asian="14pt" style:font-size-complex="14pt"/>
    </style:style>
    <style:style style:name="P11" style:family="paragraph" style:parent-style-name="Text_20_body">
      <loext:graphic-properties draw:fill-hatch-name="hatch"/>
      <style:paragraph-properties fo:margin-top="0.101cm" fo:margin-bottom="0.101cm" style:contextual-spacing="false" fo:line-height="200%"/>
      <style:text-properties fo:font-size="14pt" officeooo:paragraph-rsid="001c3ee7" style:font-size-asian="14pt" style:font-size-complex="14pt"/>
    </style:style>
    <style:style style:name="P12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fo:font-size="14pt" officeooo:rsid="0042820b" officeooo:paragraph-rsid="0042820b" style:font-size-asian="14pt" style:font-size-complex="14pt"/>
    </style:style>
    <style:style style:name="P13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fo:font-size="14pt" officeooo:rsid="002789f0" officeooo:paragraph-rsid="00492ca0" style:font-size-asian="14pt" style:font-size-complex="14pt"/>
    </style:style>
    <style:style style:name="P14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fo:font-size="14pt" officeooo:rsid="00492ca0" officeooo:paragraph-rsid="00492ca0" style:font-size-asian="14pt" style:font-size-complex="14pt"/>
    </style:style>
    <style:style style:name="P15" style:family="paragraph" style:parent-style-name="Text_20_body" style:master-page-name="">
      <loext:graphic-properties draw:fill="none" draw:fill-hatch-name="hatch"/>
      <style:paragraph-properties fo:margin-left="2cm" fo:margin-right="0cm" fo:margin-top="0.101cm" fo:margin-bottom="0.499cm" style:contextual-spacing="false" fo:line-height="115%" fo:text-indent="-1cm" style:auto-text-indent="false" style:page-number="auto" fo:background-color="transparent"/>
      <style:text-properties fo:font-size="14pt" fo:font-style="italic" fo:font-weight="bold" officeooo:rsid="002789f0" officeooo:paragraph-rsid="003d67f1" style:font-size-asian="14pt" style:font-style-asian="italic" style:font-weight-asian="bold" style:font-size-complex="14pt" style:font-style-complex="italic" style:font-weight-complex="bold"/>
    </style:style>
    <style:style style:name="P16" style:family="paragraph" style:parent-style-name="Text_20_body" style:list-style-name="L2"/>
    <style:style style:name="P17" style:family="paragraph" style:parent-style-name="Text_20_body">
      <loext:graphic-properties draw:fill-hatch-name="hatch"/>
      <style:paragraph-properties fo:margin-top="0.101cm" fo:margin-bottom="0.499cm" style:contextual-spacing="false" fo:line-height="100%"/>
      <style:text-properties fo:font-weight="normal" officeooo:paragraph-rsid="001c3ee7" style:font-weight-asian="normal" style:font-weight-complex="normal"/>
    </style:style>
    <style:style style:name="P18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officeooo:paragraph-rsid="002e001c"/>
    </style:style>
    <style:style style:name="P19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officeooo:paragraph-rsid="001c3ee7"/>
    </style:style>
    <style:style style:name="P20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</style:style>
    <style:style style:name="P21" style:family="paragraph" style:parent-style-name="Text_20_body">
      <style:paragraph-properties fo:break-before="page"/>
      <style:text-properties officeooo:paragraph-rsid="004a7bbf"/>
    </style:style>
    <style:style style:name="P22" style:family="paragraph" style:parent-style-name="Text_20_body" style:list-style-name="L3"/>
    <style:style style:name="T1" style:family="text">
      <style:text-properties officeooo:rsid="003f303a"/>
    </style:style>
    <style:style style:name="T2" style:family="text">
      <style:text-properties officeooo:rsid="001c3ee7"/>
    </style:style>
    <style:style style:name="T3" style:family="text">
      <style:text-properties officeooo:rsid="0025b43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5b437" style:font-weight-asian="bold" style:font-weight-complex="bold"/>
    </style:style>
    <style:style style:name="T6" style:family="text">
      <style:text-properties officeooo:rsid="002c8a67"/>
    </style:style>
    <style:style style:name="T7" style:family="text">
      <style:text-properties officeooo:rsid="002cdea2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4pt" fo:font-style="italic" style:font-size-asian="14pt" style:font-style-asian="italic" style:font-size-complex="14pt" style:font-style-complex="italic"/>
    </style:style>
    <style:style style:name="T11" style:family="text">
      <style:text-properties officeooo:rsid="0032b6a9"/>
    </style:style>
    <style:style style:name="T12" style:family="text">
      <style:text-properties officeooo:rsid="0035852a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3a90dc"/>
    </style:style>
    <style:style style:name="T15" style:family="text">
      <style:text-properties officeooo:rsid="003ad9c3"/>
    </style:style>
    <style:style style:name="T16" style:family="text">
      <style:text-properties officeooo:rsid="003d67f1"/>
    </style:style>
    <style:style style:name="T17" style:family="text">
      <style:text-properties officeooo:rsid="0042820b"/>
    </style:style>
    <style:style style:name="T18" style:family="text">
      <style:text-properties officeooo:rsid="002862eb"/>
    </style:style>
    <style:style style:name="T19" style:family="text">
      <style:text-properties officeooo:rsid="00479cdd"/>
    </style:style>
    <style:style style:name="T20" style:family="text">
      <style:text-properties officeooo:rsid="00492ca0"/>
    </style:style>
    <style:style style:name="T21" style:family="text">
      <style:text-properties officeooo:rsid="004a6e6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5">Call to Worship</text:span><text:span text:style-name="T3"> ‭Psalm 79:13 / </text:span>Opening prayer (John A)</text:p>
      <text:p text:style-name="P17"><text:span text:style-name="T9">Praise:</text:span><text:span text:style-name="T8"> </text:span><text:span text:style-name="T10">Christ Our Hope In Life and Death</text:span></text:p>
      <text:p text:style-name="P17"><text:span text:style-name="T9">Bible Reading:</text:span><text:span text:style-name="T8"> John 6:1-15 (Pam W)</text:span></text:p>
      <text:p text:style-name="P17"><text:span text:style-name="T9">Missions Spot </text:span><text:span text:style-name="T8">(Mook L)</text:span></text:p>
      <text:p text:style-name="P17"><text:span text:style-name="T9">Praise:</text:span><text:span text:style-name="T8"> </text:span><text:span text:style-name="T10">My Heart Is Filled with Thankfulness</text:span></text:p>
      <text:p text:style-name="P3"><text:span text:style-name="T9">Announcements</text:span><text:span text:style-name="T8"> (John A)</text:span></text:p>
      <text:list xml:id="list2901817282" text:style-name="L1">
        <text:list-item>
          <text:p text:style-name="P4">Morning Tea and fellowship after the service</text:p>
        </text:list-item>
        <text:list-item>
          <text:p text:style-name="P7">Evening Prayer Service tonight 5pm</text:p>
        </text:list-item>
        <text:list-item>
          <text:p text:style-name="P5">Church <text:span text:style-name="T19">camp registrations open – some received already</text:span></text:p>
        </text:list-item>
        <text:list-item>
          <text:p text:style-name="P5"/>
        </text:list-item>
        <text:list-item>
          <text:p text:style-name="P5"/>
        </text:list-item>
        <text:list-item>
          <text:p text:style-name="P6"/>
        </text:list-item>
      </text:list>
      <text:p text:style-name="P8"><text:span text:style-name="T4">Prayer for the church and the world:</text:span> (<text:span text:style-name="T19">Mook L</text:span>)</text:p>
      <text:p text:style-name="P8"><text:span text:style-name="T4">Bible reading:</text:span> John 6:35-40 (MarJo A)</text:p>
      <text:p text:style-name="P20"><text:span text:style-name="T9">Praise:</text:span><text:span text:style-name="T8"> </text:span><text:span text:style-name="Emphasis"><text:span text:style-name="T8">We Will Feast In The House of Zion (OFFERING)</text:span></text:span></text:p>
      <text:p text:style-name="P18"><text:span text:style-name="T9">Sermon:</text:span><text:span text:style-name="T8"> “MEET JESUS. FIND SATISFACTION” (Oli Blythe)</text:span></text:p>
      <text:p text:style-name="P19"><text:span text:style-name="T9">Praise:</text:span><text:span text:style-name="T8"> </text:span><text:span text:style-name="T10">My Hope Is Built</text:span></text:p>
      <text:p text:style-name="P10"><text:span text:style-name="T4">Benediction</text:span> (<text:span text:style-name="T19">Oli B</text:span>)</text:p>
      <text:p text:style-name="P2">Opening Prayer (<text:span text:style-name="T16">‭Psalm 79:13</text:span><text:span text:style-name="T6">)</text:span></text:p>
      <text:p text:style-name="P15">But we your people, the sheep of your pasture, will give thanks to you forever; from generation to generation we will recount your praise.</text:p>
      <text:p text:style-name="P13"><text:span text:style-name="T14">Heavenly </text:span>Father<text:span text:style-name="T11">,</text:span> we thank You <text:span text:style-name="T7">that </text:span><text:span text:style-name="T17">You have </text:span><text:span text:style-name="T20">made us to be Your people, who were once not a people, and we want to give thanks forever</text:span><text:span text:style-name="T17">. </text:span></text:p>
      <text:p text:style-name="P13"><text:span text:style-name="T17">We thank You that Jesus </text:span><text:span text:style-name="T20">came to this Earth to win back the Kingdom from an enemy who had enslaved mankind.</text:span><text:span text:style-name="T17"> </text:span><text:span text:style-name="T20">We are now the sheep of Your pasture, and have been released from the captivity of that enemy, who was defeated at the Cross. We thank You for </text:span><text:span text:style-name="T17">the Holy Spirit </text:span><text:span text:style-name="T20">Who is God</text:span><text:span text:style-name="T17"> with us as Comforter and Guide into all truth.</text:span></text:p>
      <text:p text:style-name="P13"><text:span text:style-name="T14">We thank You for preserving your </text:span><text:span text:style-name="T20">infallible </text:span><text:span text:style-name="T14">Word through the generations, so that we have a sure foundation for our faith.</text:span></text:p>
      <text:p text:style-name="P14">We pray today that <text:span text:style-name="T21">everything we do in </text:span>this service <text:span text:style-name="T21">will </text:span>recount Your praise, <text:span text:style-name="T21">magnify Your Name, and lift up Jesus Who is the King of kings and Lord of lords</text:span><text:span text:style-name="T18">, Amen.</text:span></text:p>
      <text:p text:style-name="P12">[<text:span text:style-name="T21">Christ our hope in life and death</text:span>]</text:p>
      <text:p text:style-name="P21">Call to Worship ( Psalm 79:13 ) / Opening prayer (John A)</text:p>
      <text:p text:style-name="Text_20_body">Praise: Christ Our Hope In Life and Death</text:p>
      <text:p text:style-name="Text_20_body">Bible Reading: John 6:1-15 <text:s/>(Pam W)</text:p>
      <text:p text:style-name="Text_20_body">Missions Spot (Mook L)</text:p>
      <text:p text:style-name="Text_20_body">Praise: My Heart Is Filled with Thankfulness</text:p>
      <text:p text:style-name="Text_20_body">Announcements (JA)</text:p>
      <text:p text:style-name="Text_20_body">Prayer for the church and the world  (ML)</text:p>
      <text:p text:style-name="Text_20_body">Bible reading: John 6:35-40 (MarJo A)</text:p>
      <text:p text:style-name="Text_20_body">Praise: We Will Feast In The House of Zion</text:p>
      <text:p text:style-name="Text_20_body">Sermon: “MEET JESUS. FIND SATISFACTION” (Oli Blythe)</text:p>
      <text:p text:style-name="Text_20_body">Praise: My Hope Is Built</text:p>
      <text:p text:style-name="Text_20_body">Benediction (OB)</text:p>
      <text:p text:style-name="Text_20_body"/>
      <text:p text:style-name="Text_20_body"/>
      <text:p text:style-name="Text_20_body">Sermon Outline</text:p>
      <text:p text:style-name="Text_20_body">“MEET JESUS. FIND SATISFACTION”   (John 6)</text:p>
      <text:p text:style-name="Text_20_body">Introduction</text:p>
      <text:list xml:id="list1808578526" text:style-name="L3">
        <text:list-item>
          <text:p text:style-name="P22">Hunger Pangs</text:p>
        </text:list-item>
        <text:list-item>
          <text:p text:style-name="P22">Jesus Gave Them Physical Food for the Physically Hungry</text:p>
        </text:list-item>
        <text:list-item>
          <text:p text:style-name="P22">Jesus Offers Us Spiritual Food for the Spiritually Hungry</text:p>
        </text:list-item>
        <text:list-item>
          <text:p text:style-name="P22">Come and Eat and be Filled</text:p>
        </text:list-item>
      </text:list>
      <text:p text:style-name="Text_20_body">Conclusio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Arial, 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fo:font-weight="bold" officeooo:rsid="0012a8b8" officeooo:paragraph-rsid="0012a8b8" style:font-size-asian="18pt" style:font-weight-asian="bold" style:font-size-complex="18pt" style:font-weight-complex="bold"/>
    </style:style>
    <style:style style:name="MT1" style:family="text">
      <style:text-properties officeooo:rsid="00479cdd"/>
    </style:style>
    <style:style style:name="MT2" style:family="text">
      <style:text-properties officeooo:rsid="003f303a"/>
    </style:style>
    <style:style style:name="MT3" style:family="text">
      <style:text-properties officeooo:rsid="001c3ee7"/>
    </style:style>
    <style:page-layout style:name="Mpm1">
      <style:page-layout-properties fo:page-width="21.001cm" fo:page-height="29.7cm" style:num-format="1" style:print-orientation="portrait" fo:margin-top="0.265cm" fo:margin-bottom="0.44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02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Order of Service <text:span text:style-name="MT1">30</text:span><text:span text:style-name="MT2">th</text:span> <text:span text:style-name="MT1">June</text:span> 202<text:span text:style-name="MT3">4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7T22:27:46.588100406</meta:creation-date>
    <dc:date>2024-06-29T21:49:39.783662422</dc:date>
    <meta:editing-duration>PT5H3M26S</meta:editing-duration>
    <meta:editing-cycles>37</meta:editing-cycles>
    <meta:generator>LibreOffice/7.3.7.2$Linux_X86_64 LibreOffice_project/30$Build-2</meta:generator>
    <meta:print-date>2024-02-03T21:06:33.278074986</meta:print-date>
    <meta:document-statistic meta:table-count="0" meta:image-count="0" meta:object-count="0" meta:page-count="3" meta:paragraph-count="46" meta:word-count="405" meta:character-count="2227" meta:non-whitespace-character-count="1870"/>
  </office:meta>
</office:document-meta>
</file>